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4.<text:s/>Write a Prolog Program to suggest Dieting System based on Disease.</text:p>
      <text:p text:style-name="Normal"/>
      <text:p text:style-name="Normal">% --- Facts: diet(Disease, FoodRecommendation) ---</text:p>
      <text:p text:style-name="Normal"/>
      <text:p text:style-name="Normal">diet(diabetes, 'Eat high-fiber foods like vegetables, whole grains, and legumes. Avoid sugar and refined carbs.').</text:p>
      <text:p text:style-name="Normal">diet(hypertension, 'Eat low-sodium foods, lots of fruits, vegetables, and lean proteins. Avoid salty snacks.').</text:p>
      <text:p text:style-name="Normal">diet(anemia, 'Eat iron-rich foods like spinach, red meat, beans, and fortified cereals.').</text:p>
      <text:p text:style-name="Normal">diet(obesity, 'Eat low-calorie, high-protein foods. Avoid fried and sugary foods.').</text:p>
      <text:p text:style-name="Normal">diet(heart_disease, 'Eat omega-3 rich foods like fish, walnuts, and oats. Avoid saturated fats.').</text:p>
      <text:p text:style-name="Normal"/>
      <text:p text:style-name="Normal">% --- Rule: suggest_diet(Disease, Advice) ---</text:p>
      <text:p text:style-name="Normal"/>
      <text:p text:style-name="Normal">suggest_diet(Disease, Advice) :-</text:p>
      <text:p text:style-name="Normal"><text:s text:c="4"/>diet(Disease, Advice).</text:p>
      <text:p text:style-name="Normal"/>
      <text:p text:style-name="Normal"/>
      <text:p text:style-name="Normal"/>
      <text:p text:style-name="Normal"/>
      <text:p text:style-name="Normal">Output:</text:p>
      <text:p text:style-name="Normal">?- suggest_diet(diabetes, Advice).</text:p>
      <text:p text:style-name="Normal">Advice = 'Eat high-fiber foods like vegetables, whole grains, and legumes. Avoid sugar and refined carbs.'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17:00Z</meta:creation-date>
    <dc:date>2025-07-08T16:17:00Z</dc:date>
    <meta:template xlink:href="Normal.dotm" xlink:type="simple"/>
    <meta:editing-cycles>1</meta:editing-cycles>
    <meta:editing-duration>PT0S</meta:editing-duration>
    <meta:document-statistic meta:page-count="1" meta:paragraph-count="1" meta:word-count="132" meta:character-count="888" meta:row-count="6" meta:non-whitespace-character-count="757"/>
  </office:meta>
</office:document-meta>
</file>